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style:rel-width="100%" table:align="left"/>
    </style:style>
    <style:style style:name="Tabla1.A" style:family="table-column">
      <style:table-column-properties style:column-width="0.566cm" style:rel-column-width="2182*"/>
    </style:style>
    <style:style style:name="Tabla1.B" style:family="table-column">
      <style:table-column-properties style:column-width="3.027cm" style:rel-column-width="11668*"/>
    </style:style>
    <style:style style:name="Tabla1.C" style:family="table-column">
      <style:table-column-properties style:column-width="1.951cm" style:rel-column-width="7520*"/>
    </style:style>
    <style:style style:name="Tabla1.D" style:family="table-column">
      <style:table-column-properties style:column-width="2.185cm" style:rel-column-width="8424*"/>
    </style:style>
    <style:style style:name="Tabla1.E" style:family="table-column">
      <style:table-column-properties style:column-width="5.36cm" style:rel-column-width="20664*"/>
    </style:style>
    <style:style style:name="Tabla1.F" style:family="table-column">
      <style:table-column-properties style:column-width="2.092cm" style:rel-column-width="8064*"/>
    </style:style>
    <style:style style:name="Tabla1.G" style:family="table-column">
      <style:table-column-properties style:column-width="1.819cm" style:rel-column-width="7013*"/>
    </style:style>
    <style:style style:name="Tabla1.A1" style:family="table-cell">
      <style:table-cell-properties style:vertical-align="middle" fo:padding="0.049cm" fo:border="none"/>
    </style:style>
    <style:style style:name="Tabla2" style:family="table">
      <style:table-properties style:width="16.907cm" table:align="left"/>
    </style:style>
    <style:style style:name="Tabla2.A" style:family="table-column">
      <style:table-column-properties style:column-width="1.884cm"/>
    </style:style>
    <style:style style:name="Tabla2.B" style:family="table-column">
      <style:table-column-properties style:column-width="1.845cm"/>
    </style:style>
    <style:style style:name="Tabla2.C" style:family="table-column">
      <style:table-column-properties style:column-width="2.863cm"/>
    </style:style>
    <style:style style:name="Tabla2.D" style:family="table-column">
      <style:table-column-properties style:column-width="2.058cm"/>
    </style:style>
    <style:style style:name="Tabla2.E" style:family="table-column">
      <style:table-column-properties style:column-width="1.715cm"/>
    </style:style>
    <style:style style:name="Tabla2.G" style:family="table-column">
      <style:table-column-properties style:column-width="2.42cm"/>
    </style:style>
    <style:style style:name="Tabla2.H" style:family="table-column">
      <style:table-column-properties style:column-width="4.598cm"/>
    </style:style>
    <style:style style:name="Tabla2.A1" style:family="table-cell">
      <style:table-cell-properties style:vertical-align="middle" fo:padding="0.049cm" fo:border="none"/>
    </style:style>
    <style:style style:name="P1" style:family="paragraph" style:parent-style-name="Standard">
      <style:text-properties style:font-name="Courier New" fo:font-size="26pt" officeooo:rsid="00085eb1" officeooo:paragraph-rsid="00085eb1" style:font-size-asian="22.75pt" style:font-size-complex="26pt"/>
    </style:style>
    <style:style style:name="P2" style:family="paragraph" style:parent-style-name="Standard">
      <style:text-properties style:font-name="Courier New" fo:font-size="11pt" officeooo:rsid="00085eb1" officeooo:paragraph-rsid="00085eb1" style:font-size-asian="9.60000038146973pt" style:font-size-complex="11pt"/>
    </style:style>
    <style:style style:name="P3" style:family="paragraph" style:parent-style-name="Standard">
      <style:text-properties style:font-name="Courier New" fo:font-size="11pt" fo:font-weight="bold" officeooo:rsid="00085eb1" officeooo:paragraph-rsid="00085eb1" style:font-size-asian="9.60000038146973pt" style:font-weight-asian="bold" style:font-size-complex="11pt" style:font-weight-complex="bold"/>
    </style:style>
    <style:style style:name="P4" style:family="paragraph" style:parent-style-name="Standard">
      <style:text-properties style:font-name="Courier New" fo:font-size="11pt" fo:font-weight="normal" officeooo:rsid="00085eb1" officeooo:paragraph-rsid="00085eb1" style:font-size-asian="9.60000038146973pt" style:font-weight-asian="normal" style:font-size-complex="11pt" style:font-weight-complex="normal"/>
    </style:style>
    <style:style style:name="P5" style:family="paragraph" style:parent-style-name="Table_20_Contents">
      <style:text-properties fo:font-weight="normal"/>
    </style:style>
    <style:style style:name="P6" style:family="paragraph" style:parent-style-name="Table_20_Contents">
      <style:text-properties fo:font-weight="normal" officeooo:rsid="00085eb1" officeooo:paragraph-rsid="00085eb1"/>
    </style:style>
    <style:style style:name="P7" style:family="paragraph" style:parent-style-name="Table_20_Contents">
      <style:text-properties officeooo:rsid="00085eb1" officeooo:paragraph-rsid="00085eb1"/>
    </style:style>
    <style:style style:name="P8" style:family="paragraph" style:parent-style-name="Table_20_Heading">
      <style:text-properties officeooo:rsid="00085eb1" officeooo:paragraph-rsid="00085eb1"/>
    </style:style>
    <style:style style:name="P9" style:family="paragraph" style:parent-style-name="Text_20_body">
      <style:paragraph-properties fo:margin-top="0cm" fo:margin-bottom="0cm" style:contextual-spacing="false" fo:text-align="center" style:justify-single-word="false"/>
    </style:style>
    <style:style style:name="T1" style:family="text">
      <style:text-properties officeooo:rsid="00085eb1"/>
    </style:style>
    <style:style style:name="T2" style:family="text">
      <style:text-properties fo:font-weight="bold" style:font-weight-asian="bold" style:font-weight-complex="bold"/>
    </style:style>
    <style:style style:name="T3" style:family="text">
      <style:text-properties fo:font-weight="bold" officeooo:rsid="00085eb1"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type="double" style:text-underline-width="auto" style:text-underline-color="font-color"/>
    </style:style>
    <style:style style:name="T6" style:family="text">
      <style:text-properties style:text-underline-style="dotted" style:text-underline-width="auto" style:text-underline-color="font-color"/>
    </style:style>
    <style:style style:name="T7" style:family="text">
      <style:text-properties style:text-line-through-style="none" style:text-line-through-type="none" style:text-underline-style="dotted" style:text-underline-width="auto" style:text-underline-color="font-color"/>
    </style:style>
    <style:style style:name="T8" style:family="text">
      <style:text-properties fo:font-weight="normal"/>
    </style:style>
    <style:style style:name="T9"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amen_Tema2_David</text:p>
      <text:p text:style-name="P2"/>
      <text:p text:style-name="P2">Nombre: David </text:p>
      <text:p text:style-name="P2">Apellidos: López Núñez</text:p>
      <text:p text:style-name="P2"/>
      <text:p text:style-name="P3">1. Claves candidatas</text:p>
      <text:p text:style-name="P4">Son aquellas que podrían actuar como clave primaria ya que sus valores son únicos, por lo que no se pueden repetir.</text:p>
      <text:p text:style-name="P3"/>
      <text:p text:style-name="P3">SECTORES</text:p>
      <text:p text:style-name="P4">En la relación sectores las claves candidatas son Id y Sector.</text:p>
      <text:p text:style-name="P4"/>
      <text:p text:style-name="P3">CLIENTES</text:p>
      <text:p text:style-name="P4">En la relación clientes las claves candidatas son el Id, el Email y el DNI. El Teléfono podría ser pero no lo es ya que en las observaciones nos indica que un cliente puede no tener número de teléfono, y que sea candidata dice que puede actuar como primaria y para actuar como primaria no se aceptan valores nulos.</text:p>
      <text:p text:style-name="P4"/>
      <text:p text:style-name="P3">CUENTAS</text:p>
      <text:p text:style-name="P4">En la relación cuentas las claves candidatas son el Id y el Iban.</text:p>
      <text:p text:style-name="P4"/>
      <text:p text:style-name="P3">Movimientos</text:p>
      <text:p text:style-name="P4">En la relación movimientos la clave candidata que hay es compuesta, entre id_cuenta y num_movimiento. </text:p>
      <text:p text:style-name="P4"/>
      <text:p text:style-name="P3"/>
      <text:p text:style-name="P3">2. Claves primarias</text:p>
      <text:p text:style-name="P3"/>
      <text:p text:style-name="P3">SECTORES</text:p>
      <text:p text:style-name="P4">En sectores la clave primaria es Id ya que de las dos claves candidatas que hay es la única que tiene valor numérico y además valores más pequeños.</text:p>
      <text:p text:style-name="P4"/>
      <text:p text:style-name="P3">CLIENTES</text:p>
      <text:p text:style-name="P4">En clientes la clave primaria es Id ya que de las claves candidatas que hay tiene valores más pequeños y es un valor numérico.</text:p>
      <text:p text:style-name="P4"/>
      <text:p text:style-name="P3">CUENTAS</text:p>
      <text:p text:style-name="P4">En cuentas la clave primaria también es Id ya que de las claves candidatas a parte de ser un valor numérico también tiene valores más pequeños.</text:p>
      <text:p text:style-name="P4"/>
      <text:p text:style-name="P3">MOVIMIENTOS</text:p>
      <text:p text:style-name="P4">En movimientos la clave primaria es compuesta, entre id_cuenta y num_movimiento, ya que es la única clave candidata que hay.</text:p>
      <text:p text:style-name="P4"/>
      <text:p text:style-name="P3">****** La mayoría de relaciones que contengan el atributo ID, este actuará como clave primaria******</text:p>
      <text:p text:style-name="P3"/>
      <text:p text:style-name="P3"/>
      <text:p text:style-name="P3"/>
      <text:p text:style-name="P3">3.Claves secundarias</text:p>
      <text:p text:style-name="P4">Las claves secundarias son aquellas claves candidatas que no han sido seleccionadas como clave primaria.</text:p>
      <text:p text:style-name="P4"/>
      <text:p text:style-name="P3">SECTORES</text:p>
      <text:p text:style-name="P4"><text:soft-page-break/>En sectores la clave secundaria es Sector.</text:p>
      <text:p text:style-name="P4"/>
      <text:p text:style-name="P3"/>
      <text:p text:style-name="P3">CLIENTES</text:p>
      <text:p text:style-name="P4">En clientes las claves secundarias son el DNI y el Email.</text:p>
      <text:p text:style-name="P4"/>
      <text:p text:style-name="P3">CUENTAS</text:p>
      <text:p text:style-name="P4">En cuentas la clave secundaria es el Iban.</text:p>
      <text:p text:style-name="P4"/>
      <text:p text:style-name="P3">MOVIMIENTOS</text:p>
      <text:p text:style-name="P4">En movimientos no encontramos clave secundaria.</text:p>
      <text:p text:style-name="P4"/>
      <text:p text:style-name="P4"/>
      <text:p text:style-name="P4"><text:span text:style-name="T2">4. Campos opcionales</text:span> </text:p>
      <text:p text:style-name="P4">Id_sector en la relación cliente es un campo opcional ya que como bien dice en las observaciones es posible que un cliente no tenga asignado un sector al igual que con el número de teléfono. </text:p>
      <text:p text:style-name="P4"/>
      <text:p text:style-name="P4"/>
      <text:p text:style-name="P3">5. Claves ajenas o foráneas</text:p>
      <text:p text:style-name="P4">Son aquellas que en una relación actúan como <text:s/>clave primaria y en otra actúan como un atributo más ya que sus valores se podría repetir en esta otra.</text:p>
      <text:p text:style-name="P3"/>
      <text:p text:style-name="P3">SECTORES </text:p>
      <text:p text:style-name="P4">No tiene clave ajena</text:p>
      <text:p text:style-name="P4"/>
      <text:p text:style-name="P3">CLIENTES</text:p>
      <text:p text:style-name="P4">Id_sector (null, B:N, M:C)</text:p>
      <text:p text:style-name="P4">Acepta valores nulos ya que nos lo indica en las observaciones, el borrado es nulo ya que si se borra la tupla referenciada se pone en nulo el valor de la clave ajena y la modificación es en cascada ya que si modificamos la tupla referenciada se deberá modificar a su vez el valor de la clave ajena.</text:p>
      <text:p text:style-name="P4"/>
      <text:p text:style-name="P3">CUENTAS</text:p>
      <text:p text:style-name="P4">Id_cliente (not null, B:R, M:C)</text:p>
      <text:p text:style-name="P4">No acepta valores nulos ya que las observaciones nos indican que una cuenta debe estar asignada a un cliente, el borrado es restringido ya que no es posible que haya una cuenta sin clientes y la modificación es en cascada ya que si modificamos el valor de la tupla referenciada a su vez debemos modificar el valor de la clave ajena.</text:p>
      <text:p text:style-name="P4"/>
      <text:p text:style-name="P3">MOVIMIENTOS</text:p>
      <text:p text:style-name="P4">Id_cuenta (not null, B:R, M:C)</text:p>
      <text:p text:style-name="P4">En este caso ocurre lo mismo que en la clave ajena de la relación CUENTAS.</text:p>
      <text:p text:style-name="P4"/>
      <text:p text:style-name="P3"/>
      <text:p text:style-name="P3">6.Esquema relacional</text:p>
      <text:p text:style-name="P3"/>
      <text:p text:style-name="P4">SECTORES (<text:span text:style-name="T4">id</text:span>, <text:span text:style-name="T5">sector</text:span>)</text:p>
      <text:p text:style-name="P4"/>
      <text:p text:style-name="P4">CLIENTES (<text:span text:style-name="T4">id</text:span>, nombre, población, <text:span text:style-name="T5">dni</text:span>, <text:span text:style-name="T5">email</text:span>, teléfono*, <text:span text:style-name="T7">id_sector*</text:span>)</text:p>
      <text:p text:style-name="P4">Clientes. id_sector → Sectores (null, B:N, M:C)</text:p>
      <text:p text:style-name="P4"/>
      <text:p text:style-name="P4">CUENTAS (<text:span text:style-name="T4">id</text:span>, <text:span text:style-name="T5">iban</text:span>, f_apertura, activa, saldo, tipo, <text:span text:style-name="T6">id_cliente</text:span>)</text:p>
      <text:p text:style-name="P4">Cuentas. id_cliente → Clientes (not null, B:R, M:C)</text:p>
      <text:p text:style-name="P4"><text:soft-page-break/>MOVIMIENTOS (<text:span text:style-name="T4">id_cuenta, num_movimiento</text:span>, concepto, fecha, tipo, cantidad, saldo)</text:p>
      <text:p text:style-name="P4">Movimientos. id_cuenta → Cuentas (not null, B:R, M:C)</text:p>
      <text:p text:style-name="P4"/>
      <text:p text:style-name="P4"/>
      <text:p text:style-name="P3">7. Añade una tupla a la tabla clientes que incumpla la Regla de Integridad Referencial.</text:p>
      <text:p text:style-name="P3"><text:s text:c="29"/><text:span text:style-name="T9"><text:s/>Tabla Clientes</text:span></text:p>
      <text:p text:style-name="P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header-rows>
          <table:table-row>
            <table:table-cell table:style-name="Tabla1.A1" office:value-type="string">
              <text:p text:style-name="Table_20_Heading">id</text:p>
            </table:table-cell>
            <table:table-cell table:style-name="Tabla1.A1" office:value-type="string">
              <text:p text:style-name="Table_20_Heading">nombre</text:p>
            </table:table-cell>
            <table:table-cell table:style-name="Tabla1.A1" office:value-type="string">
              <text:p text:style-name="Table_20_Heading">poblacion</text:p>
            </table:table-cell>
            <table:table-cell table:style-name="Tabla1.A1" office:value-type="string">
              <text:p text:style-name="Table_20_Heading">dni</text:p>
            </table:table-cell>
            <table:table-cell table:style-name="Tabla1.A1" office:value-type="string">
              <text:p text:style-name="Table_20_Heading">email</text:p>
            </table:table-cell>
            <table:table-cell table:style-name="Tabla1.A1" office:value-type="string">
              <text:p text:style-name="Table_20_Heading">telefono</text:p>
            </table:table-cell>
            <table:table-cell table:style-name="Tabla1.A1" office:value-type="string">
              <text:p text:style-name="Table_20_Heading"> id_sector</text:p>
            </table:table-cell>
          </table:table-row>
        </table:table-header-rows>
        <table:table-row>
          <table:table-cell table:style-name="Tabla1.A1" office:value-type="string">
            <text:p text:style-name="P5">1</text:p>
          </table:table-cell>
          <table:table-cell table:style-name="Tabla1.A1" office:value-type="string">
            <text:p text:style-name="P5">José García</text:p>
          </table:table-cell>
          <table:table-cell table:style-name="Tabla1.A1" office:value-type="string">
            <text:p text:style-name="P5">ubrique</text:p>
          </table:table-cell>
          <table:table-cell table:style-name="Tabla1.A1" office:value-type="string">
            <text:p text:style-name="P5">33123456A</text:p>
          </table:table-cell>
          <table:table-cell table:style-name="Tabla1.A1" office:value-type="string">
            <text:p text:style-name="P5">josergarcia@gmail.com</text:p>
          </table:table-cell>
          <table:table-cell table:style-name="Tabla1.A1" office:value-type="string">
            <text:p text:style-name="P5">95678945</text:p>
          </table:table-cell>
          <table:table-cell table:style-name="Tabla1.A1" office:value-type="string">
            <text:p text:style-name="Table_20_Contents"> <text:span text:style-name="T8">1</text:span></text:p>
          </table:table-cell>
        </table:table-row>
        <table:table-row>
          <table:table-cell table:style-name="Tabla1.A1" office:value-type="string">
            <text:p text:style-name="P5">2</text:p>
          </table:table-cell>
          <table:table-cell table:style-name="Tabla1.A1" office:value-type="string">
            <text:p text:style-name="P5">Juan Moreno</text:p>
          </table:table-cell>
          <table:table-cell table:style-name="Tabla1.A1" office:value-type="string">
            <text:p text:style-name="P5">ubrique</text:p>
          </table:table-cell>
          <table:table-cell table:style-name="Tabla1.A1" office:value-type="string">
            <text:p text:style-name="P5">34567123R</text:p>
          </table:table-cell>
          <table:table-cell table:style-name="Tabla1.A1" office:value-type="string">
            <text:p text:style-name="P5">juanmoreno@gmail.com</text:p>
          </table:table-cell>
          <table:table-cell table:style-name="Tabla1.A1" office:value-type="string">
            <text:p text:style-name="P5">968741258</text:p>
          </table:table-cell>
          <table:table-cell table:style-name="Tabla1.A1" office:value-type="string">
            <text:p text:style-name="Table_20_Contents"> <text:span text:style-name="T8">2</text:span></text:p>
          </table:table-cell>
        </table:table-row>
        <table:table-row>
          <table:table-cell table:style-name="Tabla1.A1" office:value-type="string">
            <text:p text:style-name="P5">3</text:p>
          </table:table-cell>
          <table:table-cell table:style-name="Tabla1.A1" office:value-type="string">
            <text:p text:style-name="P5">Inmaculada García</text:p>
          </table:table-cell>
          <table:table-cell table:style-name="Tabla1.A1" office:value-type="string">
            <text:p text:style-name="P5">ubrique</text:p>
          </table:table-cell>
          <table:table-cell table:style-name="Tabla1.A1" office:value-type="string">
            <text:p text:style-name="P5">58456321R</text:p>
          </table:table-cell>
          <table:table-cell table:style-name="Tabla1.A1" office:value-type="string">
            <text:p text:style-name="P5">inmaculadagarcia@gmail.com</text:p>
          </table:table-cell>
          <table:table-cell table:style-name="Tabla1.A1" office:value-type="string">
            <text:p text:style-name="P5">968741568</text:p>
          </table:table-cell>
          <table:table-cell table:style-name="Tabla1.A1" office:value-type="string">
            <text:p text:style-name="Table_20_Contents"> <text:span text:style-name="T8">2</text:span></text:p>
          </table:table-cell>
        </table:table-row>
        <table:table-row>
          <table:table-cell table:style-name="Tabla1.A1" office:value-type="string">
            <text:p text:style-name="P6">3</text:p>
          </table:table-cell>
          <table:table-cell table:style-name="Tabla1.A1" office:value-type="string">
            <text:p text:style-name="P6">Inmaculada García</text:p>
          </table:table-cell>
          <table:table-cell table:style-name="Tabla1.A1" office:value-type="string">
            <text:p text:style-name="P6">ubrique</text:p>
          </table:table-cell>
          <table:table-cell table:style-name="Tabla1.A1" office:value-type="string">
            <text:p text:style-name="P6">58456321R</text:p>
          </table:table-cell>
          <table:table-cell table:style-name="Tabla1.A1" office:value-type="string">
            <text:p text:style-name="P6">inmaculadagarcia@gmail.com</text:p>
          </table:table-cell>
          <table:table-cell table:style-name="Tabla1.A1" office:value-type="string">
            <text:p text:style-name="P6">968741568</text:p>
          </table:table-cell>
          <table:table-cell table:style-name="Tabla1.A1" office:value-type="string">
            <text:p text:style-name="P7">2</text:p>
          </table:table-cell>
        </table:table-row>
      </table:table>
      <text:p text:style-name="Text_20_body"/>
      <text:p text:style-name="Text_20_body"/>
      <text:p text:style-name="Text_20_body"><text:span text:style-name="T3">9. Propiedades claves secundarias</text:span></text:p>
      <text:p text:style-name="P4">Tabla Clientes</text:p>
      <text:p text:style-name="P4">{</text:p>
      <text:p text:style-name="P4">(id: 1), (nombre: José García), (población: ubrique), (dni:33123456A), </text:p>
      <text:p text:style-name="P4">(email: josegarcía@gmail.com), (teléfono: 95678945), (id_sector: 1), (dirección: Calle Jesús N8)</text:p>
      <text:p text:style-name="P4"/>
      <text:p text:style-name="P4">(id: 2), (nombre: Juan Moreno), (población: ubrique), (dni:34567123R), </text:p>
      <text:p text:style-name="P4">(email: juanmoreno@gmail.com), (teléfono: 968741258), (id_sector: 2), (dirección: Calle Jesús N12)</text:p>
      <text:p text:style-name="P4"/>
      <text:p text:style-name="P4">(id: 3), (nombre: Inmaculada García), (población: ubrique), (dni:58456321R), </text:p>
      <text:p text:style-name="P4">(email: inmaculadagarcía@gmail.com), (teléfono: 968741568), (id_sector: 2), (dirección: Calle Jesús N8)</text:p>
      <text:p text:style-name="P4">}</text:p>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10. Registro válido</text:p>
      <text:p text:style-name="P3"/>
      <text:p text:style-name="P3"><text:bookmark text:name="yui_3_17_2_1_1697791033550_456"/></text:p>
      <text:p text:style-name="P9">Tabla Movimientos</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D"/>
        <table:table-column table:style-name="Tabla2.G"/>
        <table:table-column table:style-name="Tabla2.H"/>
        <table:table-header-rows>
          <table:table-row>
            <table:table-cell table:style-name="Tabla2.A1" office:value-type="string">
              <text:p text:style-name="Table_20_Heading">id_cuenta</text:p>
            </table:table-cell>
            <table:table-cell table:style-name="Tabla2.A1" office:value-type="string">
              <text:p text:style-name="Table_20_Heading"> num_mov</text:p>
            </table:table-cell>
            <table:table-cell table:style-name="Tabla2.A1" office:value-type="string">
              <text:p text:style-name="Table_20_Heading">concepto</text:p>
            </table:table-cell>
            <table:table-cell table:style-name="Tabla2.A1" office:value-type="string">
              <text:p text:style-name="Table_20_Heading">fecha</text:p>
            </table:table-cell>
            <table:table-cell table:style-name="Tabla2.A1" office:value-type="string">
              <text:p text:style-name="Table_20_Heading">tipo</text:p>
            </table:table-cell>
            <table:table-cell table:style-name="Tabla2.A1" office:value-type="string">
              <text:p text:style-name="Table_20_Heading">cantidad</text:p>
            </table:table-cell>
            <table:table-cell table:style-name="Tabla2.A1" office:value-type="string">
              <text:p text:style-name="P8">saldo</text:p>
            </table:table-cell>
            <table:table-cell table:style-name="Tabla2.A1" office:value-type="string">
              <text:p text:style-name="P8">balance</text:p>
            </table:table-cell>
          </table:table-row>
        </table:table-header-rows>
        <table:table-row>
          <table:table-cell table:style-name="Tabla2.A1" office:value-type="string">
            <text:p text:style-name="P5">1</text:p>
          </table:table-cell>
          <table:table-cell table:style-name="Tabla2.A1" office:value-type="string">
            <text:p text:style-name="Table_20_Contents"> 1</text:p>
          </table:table-cell>
          <table:table-cell table:style-name="Tabla2.A1" office:value-type="string">
            <text:p text:style-name="P5">Apertura</text:p>
          </table:table-cell>
          <table:table-cell table:style-name="Tabla2.A1" office:value-type="string">
            <text:p text:style-name="P5">12/12/2009</text:p>
          </table:table-cell>
          <table:table-cell table:style-name="Tabla2.A1" office:value-type="string">
            <text:p text:style-name="P5">ingreso</text:p>
          </table:table-cell>
          <table:table-cell table:style-name="Tabla2.A1" office:value-type="string">
            <text:p text:style-name="P5">1200</text:p>
          </table:table-cell>
          <table:table-cell table:style-name="Tabla2.A1" office:value-type="string">
            <text:p text:style-name="P6">1200</text:p>
          </table:table-cell>
          <table:table-cell table:style-name="Tabla2.A1" office:value-type="string">
            <text:p text:style-name="P6">Positivo</text:p>
          </table:table-cell>
        </table:table-row>
        <table:table-row>
          <table:table-cell table:style-name="Tabla2.A1" office:value-type="string">
            <text:p text:style-name="P5">2</text:p>
          </table:table-cell>
          <table:table-cell table:style-name="Tabla2.A1" office:value-type="string">
            <text:p text:style-name="Table_20_Contents"> 1</text:p>
          </table:table-cell>
          <table:table-cell table:style-name="Tabla2.A1" office:value-type="string">
            <text:p text:style-name="P5">Apertura</text:p>
          </table:table-cell>
          <table:table-cell table:style-name="Tabla2.A1" office:value-type="string">
            <text:p text:style-name="P5">12/8/2012</text:p>
          </table:table-cell>
          <table:table-cell table:style-name="Tabla2.A1" office:value-type="string">
            <text:p text:style-name="P5">ingreso</text:p>
          </table:table-cell>
          <table:table-cell table:style-name="Tabla2.A1" office:value-type="string">
            <text:p text:style-name="P5">500</text:p>
          </table:table-cell>
          <table:table-cell table:style-name="Tabla2.A1" office:value-type="string">
            <text:p text:style-name="P6">500</text:p>
          </table:table-cell>
          <table:table-cell table:style-name="Tabla2.A1" office:value-type="string">
            <text:p text:style-name="P6">Positivo</text:p>
          </table:table-cell>
        </table:table-row>
        <table:table-row>
          <table:table-cell table:style-name="Tabla2.A1" office:value-type="string">
            <text:p text:style-name="P5">1</text:p>
          </table:table-cell>
          <table:table-cell table:style-name="Tabla2.A1" office:value-type="string">
            <text:p text:style-name="Table_20_Contents"> <text:span text:style-name="T8">2</text:span></text:p>
          </table:table-cell>
          <table:table-cell table:style-name="Tabla2.A1" office:value-type="string">
            <text:p text:style-name="P5">Ingreso en efectivo</text:p>
          </table:table-cell>
          <table:table-cell table:style-name="Tabla2.A1" office:value-type="string">
            <text:p text:style-name="P5">21/3/2008</text:p>
          </table:table-cell>
          <table:table-cell table:style-name="Tabla2.A1" office:value-type="string">
            <text:p text:style-name="P5">ingreso</text:p>
          </table:table-cell>
          <table:table-cell table:style-name="Tabla2.A1" office:value-type="string">
            <text:p text:style-name="P5">2500</text:p>
          </table:table-cell>
          <table:table-cell table:style-name="Tabla2.A1" office:value-type="string">
            <text:p text:style-name="P6">3700</text:p>
          </table:table-cell>
          <table:table-cell table:style-name="Tabla2.A1" office:value-type="string">
            <text:p text:style-name="P6">Positivo</text:p>
          </table:table-cell>
        </table:table-row>
        <table:table-row>
          <table:table-cell table:style-name="Tabla2.A1" office:value-type="string">
            <text:p text:style-name="P5">3</text:p>
          </table:table-cell>
          <table:table-cell table:style-name="Tabla2.A1" office:value-type="string">
            <text:p text:style-name="Table_20_Contents"> 1</text:p>
          </table:table-cell>
          <table:table-cell table:style-name="Tabla2.A1" office:value-type="string">
            <text:p text:style-name="P5">Apertura</text:p>
          </table:table-cell>
          <table:table-cell table:style-name="Tabla2.A1" office:value-type="string">
            <text:p text:style-name="P5">20/12/2021</text:p>
          </table:table-cell>
          <table:table-cell table:style-name="Tabla2.A1" office:value-type="string">
            <text:p text:style-name="P5">ingreso</text:p>
          </table:table-cell>
          <table:table-cell table:style-name="Tabla2.A1" office:value-type="string">
            <text:p text:style-name="P5">3000</text:p>
          </table:table-cell>
          <table:table-cell table:style-name="Tabla2.A1" office:value-type="string">
            <text:p text:style-name="P6">3000</text:p>
          </table:table-cell>
          <table:table-cell table:style-name="Tabla2.A1" office:value-type="string">
            <text:p text:style-name="P6">Positivo</text:p>
          </table:table-cell>
        </table:table-row>
        <table:table-row>
          <table:table-cell table:style-name="Tabla2.A1" office:value-type="string">
            <text:p text:style-name="P5">4</text:p>
          </table:table-cell>
          <table:table-cell table:style-name="Tabla2.A1" office:value-type="string">
            <text:p text:style-name="Table_20_Contents"> 1</text:p>
          </table:table-cell>
          <table:table-cell table:style-name="Tabla2.A1" office:value-type="string">
            <text:p text:style-name="P5">Apertura</text:p>
          </table:table-cell>
          <table:table-cell table:style-name="Tabla2.A1" office:value-type="string">
            <text:p text:style-name="Table_20_Contents"> 20/10/2022</text:p>
          </table:table-cell>
          <table:table-cell table:style-name="Tabla2.A1" office:value-type="string">
            <text:p text:style-name="Table_20_Contents"> <text:span text:style-name="T8">ingreso</text:span></text:p>
          </table:table-cell>
          <table:table-cell table:style-name="Tabla2.A1" office:value-type="string">
            <text:p text:style-name="Table_20_Contents"> <text:span text:style-name="T8">150</text:span></text:p>
          </table:table-cell>
          <table:table-cell table:style-name="Tabla2.A1" office:value-type="string">
            <text:p text:style-name="P7">150</text:p>
          </table:table-cell>
          <table:table-cell table:style-name="Tabla2.A1" office:value-type="string">
            <text:p text:style-name="P7">Positivo</text:p>
          </table:table-cell>
        </table:table-row>
        <table:table-row>
          <table:table-cell table:style-name="Tabla2.A1" office:value-type="string">
            <text:p text:style-name="P5">3</text:p>
          </table:table-cell>
          <table:table-cell table:style-name="Tabla2.A1" office:value-type="string">
            <text:p text:style-name="Table_20_Contents"> <text:span text:style-name="T8">2</text:span></text:p>
          </table:table-cell>
          <table:table-cell table:style-name="Tabla2.A1" office:value-type="string">
            <text:p text:style-name="P5">Reintegro en cajero</text:p>
          </table:table-cell>
          <table:table-cell table:style-name="Tabla2.A1" office:value-type="string">
            <text:p text:style-name="Table_20_Contents"> <text:span text:style-name="T8">21/12/2023</text:span></text:p>
          </table:table-cell>
          <table:table-cell table:style-name="Tabla2.A1" office:value-type="string">
            <text:p text:style-name="Table_20_Contents"> <text:span text:style-name="T8">reintegro</text:span></text:p>
          </table:table-cell>
          <table:table-cell table:style-name="Tabla2.A1" office:value-type="string">
            <text:p text:style-name="Table_20_Contents"> <text:span text:style-name="T8">-50</text:span></text:p>
          </table:table-cell>
          <table:table-cell table:style-name="Tabla2.A1" office:value-type="string">
            <text:p text:style-name="P7">2950</text:p>
          </table:table-cell>
          <table:table-cell table:style-name="Tabla2.A1" office:value-type="string">
            <text:p text:style-name="P7">Negativo</text:p>
          </table:table-cell>
        </table:table-row>
      </table:table>
      <text:p text:style-name="P3"/>
      <text:p text:style-name="P4"/>
      <text:p text:style-name="P4"/>
      <text:p text:style-name="P4"/>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10:36:35.892000000</meta:creation-date>
    <dc:date>2023-10-20T11:52:08.976000000</dc:date>
    <meta:editing-duration>PT1H15M34S</meta:editing-duration>
    <meta:editing-cycles>1</meta:editing-cycles>
    <meta:document-statistic meta:table-count="2" meta:image-count="0" meta:object-count="0" meta:page-count="4" meta:paragraph-count="161" meta:word-count="767" meta:character-count="4816" meta:non-whitespace-character-count="4154"/>
    <meta:generator>LibreOffice/7.5.6.2$Windows_X86_64 LibreOffice_project/f654817fb68d6d4600d7d2f6b647e47729f55f15</meta:generator>
  </office:meta>
</office:document-meta>
</file>